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18_11-38-57_000.jpg</text:p>
          </table:table-cell>
          <table:table-cell table:style-name="ce1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18_15-34-32_000.jpg</text:p>
          </table:table-cell>
          <table:table-cell table:style-name="ce17" office:value-type="string">
            <text:p>:m RES 1-2*2 / free# JVEMV6 37#21.8.2_1 / 37. miscs of miscs / 21. math_physics / 8. gauge-theory;ゲージ理論 / 2. history-of-field-theory / topics=~,w:quantize;renormalized-quantum-electrodynamics;harmonic-oscillator;degrees-of-freedom;canonical-quantization;自由度；並進；２質点系；剛体；,s= / N+</text:p>
          </table:table-cell>
          <table:table-cell table:style-name="ce4"/>
          <table:table-cell table:style-name="ce4"/>
          <table:table-cell table:style-name="ce4" office:value-type="string">
            <text:p>N-35-35-28.49121 E-139-34-49.379882</text:p>
          </table:table-cell>
          <table:table-cell table:style-name="ce34" table:formula="of:=IF([.E3]=&quot;&quot;;[.C3];CONCATENATE([.C3];&quot; / &quot;;[.E3]))" office:value-type="string" office:string-value=":m RES 1-2*2 / free# JVEMV6 37#21.8.2_1 / 37. miscs of miscs / 21. math_physics / 8. gauge-theory;ゲージ理論 / 2. history-of-field-theory / topics=~,w:quantize;renormalized-quantum-electrodynamics;harmonic-oscillator;degrees-of-freedom;canonical-quantization;自由度；並進；２質点系；剛体；,s= / N+">
            <text:p>:m RES 1-2*2 / free# JVEMV6 37#21.8.2_1 / 37. miscs of miscs / 21. math_physics / 8. gauge-theory;ゲージ理論 / 2. history-of-field-theory / topics=~,w:quantize;renormalized-quantum-electrodynamics;harmonic-oscillator;degrees-of-freedom;canonical-quantization;自由度；並進；２質点系；剛体；,s=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18_16-20-59_000.jpg</text:p>
          </table:table-cell>
          <table:table-cell table:style-name="ce17" office:value-type="string">
            <text:p>:m music / log / recorder,rc / || s.1:score+,f-N,t.70,k.C,mel-2 || s.2:rev:CR-2:11/15-16:12:sec=0:11-0:17:cut-out:for=accomp || s.3:rev:play,R=1</text:p>
          </table:table-cell>
          <table:table-cell table:style-name="ce33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4]=&quot;&quot;;[.C4];CONCATENATE([.C4];&quot; / &quot;;[.E4]))" office:value-type="string" office:string-value=":m music / log / recorder,rc / || s.1:score+,f-N,t.70,k.C,mel-2 || s.2:rev:CR-2:11/15-16:12:sec=0:11-0:17:cut-out:for=accomp || s.3:rev:play,R=1">
            <text:p>:m music / log / recorder,rc / || s.1:score+,f-N,t.70,k.C,mel-2 || s.2:rev:CR-2:11/15-16:12:sec=0:11-0:17:cut-out:for=accomp || s.3:rev:play,R=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18_18-16-46_000.jpg</text:p>
          </table:table-cell>
          <table:table-cell table:style-name="ce17" office:value-type="string">
            <text:p>:m RES 1*1 / free# JVEMV6 37#17.31_1 / 37. miscs of miscs / 17. natural-history / id=31.n:クレソン / topics=適用；状態；性質；栄養価 / N+</text:p>
          </table:table-cell>
          <table:table-cell table:style-name="ce17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5]=&quot;&quot;;[.C5];CONCATENATE([.C5];&quot; / &quot;;[.E5]))" office:value-type="string" office:string-value=":m RES 1*1 / free# JVEMV6 37#17.31_1 / 37. miscs of miscs / 17. natural-history / id=31.n:クレソン / topics=適用；状態；性質；栄養価 / N+">
            <text:p>:m RES 1*1 / free# JVEMV6 37#17.31_1 / 37. miscs of miscs / 17. natural-history / id=31.n:クレソン / topics=適用；状態；性質；栄養価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18_21-12-25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59875 E-139-34-49.434814</text:p>
          </table:table-cell>
          <table:table-cell table:style-name="ce34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19_08-02-19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450012 E-139-34-49.434814</text:p>
          </table:table-cell>
          <table:table-cell table:style-name="ce34" table:formula="of:=IF([.E7]=&quot;&quot;;[.C7];CONCATENATE([.C7];&quot; / &quot;;[.E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18_13-55-33_000.mp4</text:p>
          </table:table-cell>
          <table:table-cell table:style-name="ce8" office:value-type="string">
            <text:p>:VIDEO / @自室 / 記録 / recorder,rc / 演奏、play / r-2020-1118-1 / genr=f-N:composition-relay-5.n</text:p>
          </table:table-cell>
          <table:table-cell table:style-name="ce17"/>
          <table:table-cell table:style-name="ce4"/>
          <table:table-cell table:style-name="ce4"/>
          <table:table-cell table:style-name="ce34" table:formula="of:=IF([.E8]=&quot;&quot;;[.C8];CONCATENATE([.C8];&quot; / &quot;;[.E8]))" office:value-type="string" office:string-value=":VIDEO / @自室 / 記録 / recorder,rc / 演奏、play / r-2020-1118-1 / genr=f-N:composition-relay-5.n">
            <text:p>:VIDEO / @自室 / 記録 / recorder,rc / 演奏、play / r-2020-1118-1 / genr=f-N:composition-relay-5.n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18_14-07-38_000.mp4</text:p>
          </table:table-cell>
          <table:table-cell table:style-name="ce17" office:value-type="string">
            <text:p>:VIDEO / @自室 / 記録 / recorder,rc / 演奏、play / r-2020-1118-2 / genr=f-rev:composition-relay-5,for=phrase-N</text:p>
          </table:table-cell>
          <table:table-cell table:style-name="ce18"/>
          <table:table-cell table:style-name="ce4"/>
          <table:table-cell table:style-name="ce4"/>
          <table:table-cell table:style-name="ce34" table:formula="of:=IF([.E9]=&quot;&quot;;[.C9];CONCATENATE([.C9];&quot; / &quot;;[.E9]))" office:value-type="string" office:string-value=":VIDEO / @自室 / 記録 / recorder,rc / 演奏、play / r-2020-1118-2 / genr=f-rev:composition-relay-5,for=phrase-N">
            <text:p>:VIDEO / @自室 / 記録 / recorder,rc / 演奏、play / r-2020-1118-2 / genr=f-rev:composition-relay-5,for=phrase-N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18_16-08-06_000.avi</text:p>
          </table:table-cell>
          <table:table-cell table:style-name="ce17" office:value-type="string">
            <text:p>:VIDEO / @自室 / 記録 / recorder,rc / 演奏、play / r-2020-1118-a1 / genr=f-rev:composition-relay-5,for=accompaniment-play</text:p>
          </table:table-cell>
          <table:table-cell table:style-name="ce18"/>
          <table:table-cell table:style-name="ce4"/>
          <table:table-cell table:style-name="ce4"/>
          <table:table-cell table:style-name="ce34" table:formula="of:=IF([.E10]=&quot;&quot;;[.C10];CONCATENATE([.C10];&quot; / &quot;;[.E10]))" office:value-type="string" office:string-value=":VIDEO / @自室 / 記録 / recorder,rc / 演奏、play / r-2020-1118-a1 / genr=f-rev:composition-relay-5,for=accompaniment-play">
            <text:p>:VIDEO / @自室 / 記録 / recorder,rc / 演奏、play / r-2020-1118-a1 / genr=f-rev:composition-relay-5,for=accompaniment-play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18_16-16-17_000.mp4</text:p>
          </table:table-cell>
          <table:table-cell table:style-name="ce17" office:value-type="string">
            <text:p>:VIDEO / @自室 / 記録 / recorder,rc / 演奏、play / r-2020-1118-3 / genr=f-rev:composition-relay-2,for=phrase-N,length=measure-2</text:p>
          </table:table-cell>
          <table:table-cell table:style-name="ce19"/>
          <table:table-cell table:style-name="ce4"/>
          <table:table-cell table:style-name="ce4"/>
          <table:table-cell table:style-name="ce34" table:formula="of:=IF([.E11]=&quot;&quot;;[.C11];CONCATENATE([.C11];&quot; / &quot;;[.E11]))" office:value-type="string" office:string-value=":VIDEO / @自室 / 記録 / recorder,rc / 演奏、play / r-2020-1118-3 / genr=f-rev:composition-relay-2,for=phrase-N,length=measure-2">
            <text:p>:VIDEO / @自室 / 記録 / recorder,rc / 演奏、play / r-2020-1118-3 / genr=f-rev:composition-relay-2,for=phrase-N,length=measure-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18_18-34-48_000.mp4</text:p>
          </table:table-cell>
          <table:table-cell table:style-name="ce8" office:value-type="string">
            <text:p>:VIDEO / @自室 / 記録 / jap.flute-bamboo / 演奏、play / b-2020-1118-1 / genr=f-N:composition-relay-2.n,other=morph:octave-jump</text:p>
          </table:table-cell>
          <table:table-cell table:style-name="ce18"/>
          <table:table-cell table:style-name="ce4"/>
          <table:table-cell table:style-name="ce4"/>
          <table:table-cell table:style-name="ce34" table:formula="of:=IF([.E12]=&quot;&quot;;[.C12];CONCATENATE([.C12];&quot; / &quot;;[.E12]))" office:value-type="string" office:string-value=":VIDEO / @自室 / 記録 / jap.flute-bamboo / 演奏、play / b-2020-1118-1 / genr=f-N:composition-relay-2.n,other=morph:octave-jump">
            <text:p>:VIDEO / @自室 / 記録 / jap.flute-bamboo / 演奏、play / b-2020-1118-1 / genr=f-N:composition-relay-2.n,other=morph:octave-jum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18_19-06-21_000.mid</text:p>
          </table:table-cell>
          <table:table-cell table:style-name="ce8" office:value-type="string">
            <text:p>:in-mid / app=perfect-piano / 演奏、play / id-2020-1118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4" table:formula="of:=IF([.E13]=&quot;&quot;;[.C13];CONCATENATE([.C13];&quot; / &quot;;[.E13]))" office:value-type="string" office:string-value=":in-mid / app=perfect-piano / 演奏、play / id-2020-1118-1 / category=melody,inst=~,for=~,genre=~">
            <text:p>:in-mid / app=perfect-piano / 演奏、play / id-2020-1118-1 / category=melody,inst=~,for=~,genr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9">2020/11/19</text:date>, <text:time>10:11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19T10:11:42.11</dc:date>
    <dc:creator>iwabuchi ken</dc:creator>
    <meta:editing-duration>P28DT3H41M30S</meta:editing-duration>
    <meta:editing-cycles>10523</meta:editing-cycles>
    <meta:document-statistic meta:table-count="1" meta:cell-count="447" meta:object-count="0"/>
  </office:meta>
</office:document-meta>
</file>